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80a0a" officeooo:paragraph-rsid="00180a0a" style:font-weight-asian="bold" style:font-weight-complex="bold"/>
    </style:style>
    <style:style style:name="P2" style:family="paragraph" style:parent-style-name="Standard">
      <style:text-properties fo:font-weight="normal" officeooo:rsid="00180a0a" officeooo:paragraph-rsid="00180a0a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thics!</text:p>
      <text:p text:style-name="P2">Skynet.</text:p>
      <text:p text:style-name="P2">Hawkins thinks AI is a problem.</text:p>
      <text:p text:style-name="P2">Future of life institue.</text:p>
      <text:p text:style-name="P2">Bill gates got a doctorate on KTH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A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7T15:16:03.012652582</meta:creation-date>
    <meta:generator>LibreOffice/5.1.4.2$Linux_X86_64 LibreOffice_project/10m0$Build-2</meta:generator>
    <dc:date>2016-09-07T15:26:43.358825888</dc:date>
    <meta:editing-duration>PT10M43S</meta:editing-duration>
    <meta:editing-cycles>1</meta:editing-cycles>
    <meta:document-statistic meta:table-count="0" meta:image-count="0" meta:object-count="0" meta:page-count="1" meta:paragraph-count="5" meta:word-count="19" meta:character-count="102" meta:non-whitespace-character-count="88"/>
  </office:meta>
</office:document-meta>
</file>